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nnel Simulator Main Class</text:p>
      <text:p text:style-name="Standard"/>
      <text:p text:style-name="Standard"><text:s text:c="5"/>The channel simulator main class ties together and sets up all the other channel simulator modules. <text:s/>The class has six methods: __init__, setupConstants, setupObjects, evalreq, passAudioThruChannel, and run. <text:s/>In contrast with other modules in the channel simulator, the main class must be called in the format instance = channelsim(carrierfreq = 10000). <text:s/>Other modules can simply be called with the syntax: instance = class(10000). <text:s/>The __init__ method creates instance attributes from the input values. <text:s/>The __init__ method uses the evalreq and requirement lists, i.e. fadereqvals = ['maxdoppler', 'seqlength', 'samplerate'] to ensure that the instance is called with the correct arguments. <text:s/>The setupConstants method sets the samplesperperiod for all symbols and instances in the channel simulator. <text:s/>The samplesperperiod is set at five times the Nyquist sampling rate. <text:s/>The setupObjects sets up instances of all modules in the channel simulator. <text:s/>If the fading and awgn inputs are set to “True” then it will create instances of rayleighFade and awgnGen objects. <text:s/>The passAudioThruChannel method records one second of audio, processes it through the channel, and plays back the result. <text:s/>The run method simply calls the passAudioThru Channel method. <text:s/>Real time audio processing is not implemented in this class, which is discussed further in the real time audio performance section of this report.</text:p>
      <text:p text:style-name="Standard"/>
      <text:p text:style-name="Standard">Usage:</text:p>
      <text:p text:style-name="Standard"/>
      <text:p text:style-name="Standard">from ChannelSimulator import *</text:p>
      <text:p text:style-name="Standard">cs = channelsim(carrierfreq = int, symperiod = float, pulsetype = str, alpha = float, modtype = str, fading = bool, awgn = bool, audsamprate = int, maxdoppler = int, seqlength = int, samplerate = int, power = int)</text:p>
      <text:p text:style-name="Standard">cs.run()</text:p>
      <text:p text:style-name="Standard"/>
      <text:p text:style-name="Standard">carrierfreq, symperiod, pulsetype, alpha, modtype: refer to symbol dictionary usage</text:p>
      <text:p text:style-name="Standard">maxdoppler, seqlength, samplerate: refer to rayleigh fading usage</text:p>
      <text:p text:style-name="Standard">power: refer to AWGN usage</text:p>
      <text:p text:style-name="Standard">fading: True <text:span text:style-name="T1">→</text:span> fading enabled, False <text:span text:style-name="T1">→</text:span> fading disabled</text:p>
      <text:p text:style-name="Standard">awgn : True <text:span text:style-name="T1">→</text:span> AWGN enabled, False <text:span text:style-name="T1">→</text:span> <text:s/>AWGN disabled</text:p>
      <text:p text:style-name="Standard">audsamprate: refer to channel audio interface us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9T08:20:55</meta:creation-date>
    <dc:creator>Joe Peterson</dc:creator>
    <dc:date>2008-04-29T08:43:51</dc:date>
    <meta:editing-cycles>2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85" meta:character-count="2016"/>
  </office:meta>
</office:document-meta>
</file>